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Tool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params( Object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nkTool.configure( ValueParser prop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LinkTool.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kTool.setPath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nkTool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toQuery( Object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inkTool.getBas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Too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Tool.getPara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Tool.getFi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Tool.encode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Tool.toURI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nkTool.append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append( Object 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combinePath( String start , String 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inkTool.setUserInfo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relative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nkTool.Link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Tool.scheme( Object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isOpaq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addToList( List vals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nkTool.putParam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Tool.setPort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inkTool.combineQuery( String current , String ad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inkTool.uri( Object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Tool.setParam( Object key , Object value , boolean app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nkTool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Tool.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debug( String msg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Fragment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nkTool.removeParam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Tool.get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Tool.user( Object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setHos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normalizeQuery( String q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Tool.setForceRelative( boolean force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parseQuery( String query , String queryDeli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inkTool.createURI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LinkTool.path( Object 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appendParam( String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inkTool.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query( Object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isRela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getAppend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parseQuery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absolute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LinkTool.anchor( Object anch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appendAsArray( StringBuilder out , Object key , Object [ ] ar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nkTool.appendPath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Tool.setCharacterEncoding( String ch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dupl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toQuery(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inkTool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port( Objec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setScheme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nkTool.setAppendParams( boolean add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param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Tool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absol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kTool.debug( String msg , Throwable t , Object ...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Tool.setFromURI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LinkToo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Tool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XHTML( boolean xht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getDire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Tool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Tool.get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Params( Object obj , boolean appe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inkTool.setQuery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Tool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get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Tool.roo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kTool.isX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get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handleParamsBoolean( boolean k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Tool.appendQuery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Tool.decode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Tool.in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duplicate( boolean dee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nkTool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host( Object 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kTool.isAbsol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